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9c7d" officeooo:paragraph-rsid="00169c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haba arkadaşlar bu yazımda Custom Exception konusunu anlatacağı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2T19:26:33.073000000</dc:date>
    <meta:editing-duration>PT35S</meta:editing-duration>
    <meta:editing-cycles>1</meta:editing-cycles>
    <meta:document-statistic meta:table-count="0" meta:image-count="0" meta:object-count="0" meta:page-count="1" meta:paragraph-count="1" meta:word-count="8" meta:character-count="68" meta:non-whitespace-character-count="61"/>
    <meta:generator>LibreOffice/7.4.3.2$Windows_X86_64 LibreOffice_project/1048a8393ae2eeec98dff31b5c133c5f1d08b890</meta:generator>
  </office:meta>
</office:document-meta>
</file>